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compile tnvme the Linux environment should be created equivalently to the following:</text:p>
      <text:p text:style-name="Standard"/>
      <text:list xml:id="list90651969" text:style-name="L1">
        <text:list-item>
          <text:p text:style-name="P1">Use a Linux distro:</text:p>
          <text:list>
            <text:list-item>
              <text:p text:style-name="P1">Linux 2.6.35-30-server #56-Ubuntu SMP Mon Jul 11 21:37:42 UTC 2011 x86_64 GNU/Linux</text:p>
            </text:list-item>
          </text:list>
        </text:list-item>
        <text:list-item>
          <text:p text:style-name="P1">Install boost libraries</text:p>
          <text:list>
            <text:list-item>
              <text:p text:style-name="P1">v/1.4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5:35:53</meta:creation-date>
    <meta:generator>LibreOffice/3.3$Unix LibreOffice_project/330m19$Build-202</meta:generator>
    <meta:document-statistic meta:table-count="0" meta:image-count="0" meta:object-count="0" meta:page-count="1" meta:paragraph-count="5" meta:word-count="37" meta:character-count="230"/>
    <dc:date>2011-10-18T15:40:00</dc:date>
    <meta:editing-duration>PT4M8S</meta:editing-duration>
    <meta:editing-cycles>1</meta:editing-cycles>
  </office:meta>
</office:document-meta>
</file>